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40f5" officeooo:paragraph-rsid="001340f5" style:font-weight-asian="bold" style:font-weight-complex="bold"/>
    </style:style>
    <style:style style:name="P2" style:family="paragraph" style:parent-style-name="Standard">
      <style:text-properties fo:font-weight="bold" officeooo:rsid="0013b766" officeooo:paragraph-rsid="0013b766" style:font-weight-asian="bold" style:font-weight-complex="bold"/>
    </style:style>
    <style:style style:name="P3" style:family="paragraph" style:parent-style-name="Standard">
      <style:text-properties fo:font-weight="bold" officeooo:rsid="001508f7" officeooo:paragraph-rsid="001508f7" style:font-weight-asian="bold" style:font-weight-complex="bold"/>
    </style:style>
    <style:style style:name="P4" style:family="paragraph" style:parent-style-name="Standard">
      <style:text-properties fo:font-weight="bold" officeooo:rsid="00162a5a" officeooo:paragraph-rsid="00162a5a" style:font-weight-asian="bold" style:font-weight-complex="bold"/>
    </style:style>
    <style:style style:name="P5" style:family="paragraph" style:parent-style-name="Standard">
      <style:text-properties fo:font-weight="bold" officeooo:rsid="0017edf0" officeooo:paragraph-rsid="0017edf0" style:font-weight-asian="bold" style:font-weight-complex="bold"/>
    </style:style>
    <style:style style:name="P6" style:family="paragraph" style:parent-style-name="Standard">
      <style:text-properties fo:font-weight="bold" officeooo:rsid="0019835f" officeooo:paragraph-rsid="0019835f" style:font-weight-asian="bold" style:font-weight-complex="bold"/>
    </style:style>
    <style:style style:name="P7" style:family="paragraph" style:parent-style-name="Standard">
      <style:text-properties fo:font-weight="bold" officeooo:rsid="001a11ce" officeooo:paragraph-rsid="001a11ce" style:font-weight-asian="bold" style:font-weight-complex="bold"/>
    </style:style>
    <style:style style:name="P8" style:family="paragraph" style:parent-style-name="Standard">
      <style:text-properties fo:font-weight="normal" officeooo:rsid="001340f5" officeooo:paragraph-rsid="001340f5" style:font-weight-asian="normal" style:font-weight-complex="normal"/>
    </style:style>
    <style:style style:name="P9" style:family="paragraph" style:parent-style-name="Standard">
      <style:text-properties fo:font-weight="normal" officeooo:rsid="0013b766" officeooo:paragraph-rsid="0013b766" style:font-weight-asian="normal" style:font-weight-complex="normal"/>
    </style:style>
    <style:style style:name="P10" style:family="paragraph" style:parent-style-name="Standard">
      <style:text-properties fo:font-weight="normal" officeooo:rsid="001508f7" officeooo:paragraph-rsid="001508f7" style:font-weight-asian="normal" style:font-weight-complex="normal"/>
    </style:style>
    <style:style style:name="P11" style:family="paragraph" style:parent-style-name="Standard">
      <style:text-properties fo:font-weight="normal" officeooo:rsid="00162a5a" officeooo:paragraph-rsid="00162a5a" style:font-weight-asian="normal" style:font-weight-complex="normal"/>
    </style:style>
    <style:style style:name="P12" style:family="paragraph" style:parent-style-name="Standard">
      <style:text-properties fo:font-weight="normal" officeooo:rsid="0017edf0" officeooo:paragraph-rsid="0017edf0" style:font-weight-asian="normal" style:font-weight-complex="normal"/>
    </style:style>
    <style:style style:name="P13" style:family="paragraph" style:parent-style-name="Standard">
      <style:text-properties fo:font-weight="normal" officeooo:rsid="0019835f" officeooo:paragraph-rsid="0019835f" style:font-weight-asian="normal" style:font-weight-complex="normal"/>
    </style:style>
    <style:style style:name="P14" style:family="paragraph" style:parent-style-name="Standard">
      <style:text-properties fo:font-weight="normal" officeooo:rsid="001a11ce" officeooo:paragraph-rsid="001a11ce" style:font-weight-asian="normal" style:font-weight-complex="normal"/>
    </style:style>
    <style:style style:name="P15" style:family="paragraph" style:parent-style-name="Standard">
      <style:text-properties fo:font-weight="normal" officeooo:rsid="001a11ce" officeooo:paragraph-rsid="001a11ce" style:font-weight-asian="normal" style:font-weight-complex="normal"/>
    </style:style>
    <style:style style:name="P16" style:family="paragraph" style:parent-style-name="Standard">
      <style:text-properties fo:font-weight="normal" officeooo:rsid="001c0f70" officeooo:paragraph-rsid="001c0f70" style:font-weight-asian="normal" style:font-weight-complex="normal"/>
    </style:style>
    <style:style style:name="P17" style:family="paragraph" style:parent-style-name="Standard">
      <style:text-properties fo:font-weight="normal" officeooo:rsid="001c9043" officeooo:paragraph-rsid="001c9043" style:font-weight-asian="normal" style:font-weight-complex="normal"/>
    </style:style>
    <style:style style:name="P18" style:family="paragraph" style:parent-style-name="Standard">
      <style:text-properties fo:font-weight="normal" officeooo:rsid="001ef7b5" officeooo:paragraph-rsid="001ef7b5" style:font-weight-asian="normal" style:font-weight-complex="normal"/>
    </style:style>
    <style:style style:name="P19" style:family="paragraph" style:parent-style-name="Standard">
      <style:text-properties fo:font-weight="bold" officeooo:rsid="001c0f70" officeooo:paragraph-rsid="001c0f70" style:font-weight-asian="bold" style:font-weight-complex="bold"/>
    </style:style>
    <style:style style:name="P20" style:family="paragraph" style:parent-style-name="Standard">
      <style:text-properties fo:font-weight="bold" officeooo:rsid="001c9043" officeooo:paragraph-rsid="001c9043" style:font-weight-asian="bold" style:font-weight-complex="bold"/>
    </style:style>
    <style:style style:name="P21" style:family="paragraph" style:parent-style-name="Standard">
      <style:text-properties fo:font-weight="bold" officeooo:rsid="001e9aa6" officeooo:paragraph-rsid="001e9aa6" style:font-weight-asian="bold" style:font-weight-complex="bold"/>
    </style:style>
    <style:style style:name="P22" style:family="paragraph" style:parent-style-name="Standard">
      <style:text-properties fo:font-weight="bold" officeooo:rsid="001ef7b5" officeooo:paragraph-rsid="001ef7b5" style:font-weight-asian="bold" style:font-weight-complex="bold"/>
    </style:style>
    <style:style style:name="P23" style:family="paragraph" style:parent-style-name="Preformatted_20_Text">
      <style:text-properties fo:font-weight="normal" officeooo:rsid="001ef7b5" officeooo:paragraph-rsid="001ef7b5" style:font-weight-asian="normal" style:font-weight-complex="normal"/>
    </style:style>
    <style:style style:name="P24" style:family="paragraph" style:parent-style-name="Preformatted_20_Text">
      <style:text-properties fo:font-weight="bold" officeooo:rsid="001ef7b5" officeooo:paragraph-rsid="001ef7b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bda99"/>
    </style:style>
    <style:style style:name="T4" style:family="text">
      <style:text-properties officeooo:rsid="001c90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lets</text:p>
      <text:p text:style-name="P1"/>
      <text:p text:style-name="P1">I. What are Servlets</text:p>
      <text:p text:style-name="P1">-<text:span text:style-name="T1"> are programs that run on a Web or Application server and act as a middle layer between a </text:span>request <text:span text:style-name="T1">incoming from a </text:span>web browser <text:span text:style-name="T1">or other </text:span>HTTP client <text:span text:style-name="T1">and </text:span>databases <text:span text:style-name="T1">or applications on the HTTP server.</text:span></text:p>
      <text:p text:style-name="P8">- you can create web pages dynamically and collect input from users through web page forms and present records from a database</text:p>
      <text:p text:style-name="P8">- <text:span text:style-name="T2">Advantages:</text:span></text:p>
      <text:p text:style-name="P8">1) Performance</text:p>
      <text:p text:style-name="P8">2) Servlets execute within the <text:span text:style-name="T2">address space of a Web Server</text:span>. It is not necessary to create a separate process to handle each client request</text:p>
      <text:p text:style-name="P8">3) Platform independent</text:p>
      <text:p text:style-name="P8">4) Secure</text:p>
      <text:p text:style-name="P8">5) It can communicate with applets, databases or other software via the sockets and RMI mechanisms,</text:p>
      <text:p text:style-name="P8"/>
      <text:p text:style-name="P1">A. Servlets Architecture</text:p>
      <text:p text:style-name="P1"/>
      <text:p text:style-name="P8">Web Browser ←---HTTP Protocol--- → HTTP Server ↔ <text:s/>Servlets Program ↔ Database</text:p>
      <text:p text:style-name="P8"/>
      <text:p text:style-name="P1">B. Servlet Tasks</text:p>
      <text:p text:style-name="P1"/>
      <text:p text:style-name="P8">1) <text:span text:style-name="T2">Read</text:span> the <text:span text:style-name="T2">explict data </text:span>sent by the browsers/clients. It may come from a form, applet or custom HTTP client program.</text:p>
      <text:p text:style-name="P8">2) <text:span text:style-name="T2">Read implicit HTTP request</text:span> data sent by browser/clients. Includes cookies, media types and compression schemes etc.</text:p>
      <text:p text:style-name="P8">3) <text:span text:style-name="T2">Process</text:span> the data and <text:span text:style-name="T2">generate</text:span> results. Communicating with the database and such.</text:p>
      <text:p text:style-name="P8">4) <text:span text:style-name="T2">Send</text:span> the <text:span text:style-name="T2">explicit data </text:span>(ex: documents) to the browser/client. It can be HTML or XML, binary(GIF images), Excel, etc.</text:p>
      <text:p text:style-name="P9">5) <text:span text:style-name="T2">Send </text:span>the <text:span text:style-name="T2">implicit </text:span>HTTP response to the browser/client. Telling the browsers what type of document is being returned(ex: HTML), setting cookies and caching parameters and such.</text:p>
      <text:p text:style-name="P9"/>
      <text:p text:style-name="P2">II. Servlets LifeCycle</text:p>
      <text:p text:style-name="P2"/>
      <text:p text:style-name="P9">1) <text:span text:style-name="T2">init() </text:span>- the servlet is initialized by calling the init() method</text:p>
      <text:p text:style-name="P9">2) <text:span text:style-name="T2">service() - </text:span>process a client's request.</text:p>
      <text:p text:style-name="P9">3) <text:span text:style-name="T2">destroy() - </text:span>servlet is terminated</text:p>
      <text:p text:style-name="P9">4) Finally, the servlet is garbage collected.</text:p>
      <text:p text:style-name="P9"/>
      <text:p text:style-name="P2">A. The init() Method</text:p>
      <text:p text:style-name="P9">- called only once</text:p>
      <text:p text:style-name="P9">- called only when the servlet is first created</text:p>
      <text:p text:style-name="P9">- <text:span text:style-name="T2">one time initialization</text:span></text:p>
      <text:p text:style-name="P9">- a servlet is normally created when a user first <text:span text:style-name="T2">invokes </text:span>a <text:span text:style-name="T2">URL </text:span>corresponding to the servlet, but can also be specified to be loaded when server is first started</text:p>
      <text:p text:style-name="P9">- when a user invokes a servlet, a <text:span text:style-name="T2">single instance </text:span>of each servlet gets <text:span text:style-name="T2">created</text:span></text:p>
      <text:p text:style-name="P9"/>
      <text:p text:style-name="P9"/>
      <text:p text:style-name="P9"/>
      <text:p text:style-name="P2"><text:soft-page-break/>B. The service() Method</text:p>
      <text:p text:style-name="P9">- the main method to <text:span text:style-name="T2">perform </text:span>the actual task</text:p>
      <text:p text:style-name="P9">- handles requests coming from the browsers and to write the formatted response back to the client</text:p>
      <text:p text:style-name="P9">- this method checks the HTTP request type(GET, POST etc.)</text:p>
      <text:p text:style-name="P9"/>
      <text:p text:style-name="P2">C. The destroy() Method</text:p>
      <text:p text:style-name="P2">- <text:span text:style-name="T1">called only once at the end of the lifecycle of a servlet.</text:span></text:p>
      <text:p text:style-name="P9">- this method gives your servlet a chance to close db connections, halt background threads, perform cleanup activities etc.</text:p>
      <text:p text:style-name="P2"/>
      <text:p text:style-name="P3">D. Process</text:p>
      <text:p text:style-name="P10">1) The HTTP requestsc coming to the server are delegated to the servlet container.</text:p>
      <text:p text:style-name="P10">2) The servlet container loads the servlet before invoking the service() method.<text:line-break/>3) The servlet container handles multiple requests by spawning multiple threads, each thread executing the service() method of a single instance of the servlet</text:p>
      <text:p text:style-name="P10"/>
      <text:p text:style-name="P4">III. Form Data</text:p>
      <text:p text:style-name="P4"/>
      <text:p text:style-name="P4">A. GET method</text:p>
      <text:p text:style-name="P11">- the default method to pass information from browser to web server, and it produces a long string that appears in the browser location box.</text:p>
      <text:p text:style-name="P11">- <text:span text:style-name="T2">never </text:span>use GET method if you have <text:span text:style-name="T2">password</text:span> or other sensitive information to the server</text:p>
      <text:p text:style-name="P11">- limit = <text:span text:style-name="T2">1024 characters </text:span>in a request string</text:p>
      <text:p text:style-name="P11"/>
      <text:p text:style-name="P4">B. POST method </text:p>
      <text:p text:style-name="P11">- more reliable method of passing information to a backend program</text:p>
      <text:p text:style-name="P11">- packages information in exactly the same way as GET methods, but instead of sending it as a text string after a ? in the URL, it sends as a <text:span text:style-name="T2">separate message</text:span>. This message comes to the backend of the program in the form if standard input which you can parse and use for process.</text:p>
      <text:p text:style-name="P11">- servlets handles this type of requests using <text:span text:style-name="T2">doPost() </text:span>method</text:p>
      <text:p text:style-name="P11"/>
      <text:p text:style-name="P4">C. Reading Fom Data Using Servlet</text:p>
      <text:p text:style-name="P11">- <text:span text:style-name="T2">getParameter() - </text:span>method to get the value of a form parameter</text:p>
      <text:p text:style-name="P11">- <text:span text:style-name="T2">getParameterValues() - </text:span>call this methid if the parameter appears <text:span text:style-name="T2">more than once </text:span>and returns <text:span text:style-name="T2">multiple values</text:span> (ex: checkbox)</text:p>
      <text:p text:style-name="P11">- <text:span text:style-name="T2">getParameterNames() - </text:span>get complete list of all parameters in the current request.</text:p>
      <text:p text:style-name="P11"/>
      <text:p text:style-name="P11"/>
      <text:p text:style-name="P5">IV. Servlet Filters</text:p>
      <text:p text:style-name="P12">- to intercept requests from a client before they access a resource at back end</text:p>
      <text:p text:style-name="P12">- to manipulate response from sever before they are sent back to the client</text:p>
      <text:p text:style-name="P12">- various types of filters suggested by the specifications: authentication filters,d ata compression filters, encryption filters, filters that trigger resource access events, iamge conversion filters, logging and auditng filters, MIME-TYPE Chain Filters, Tokenizing Filters, XSL/T that transform XML content</text:p>
      <text:p text:style-name="P12">- filters are deployed in the deployment descriptor file web.xml</text:p>
      <text:p text:style-name="P12"/>
      <text:p text:style-name="P12"/>
      <text:p text:style-name="P12"/>
      <text:p text:style-name="P5"/>
      <text:p text:style-name="P5"><text:soft-page-break/>V. Servlets Exception Handling</text:p>
      <text:p text:style-name="P12">- when a servlet throws an exception, the web container searches the configuration in web.xml that use exception-type element for a match with thr thrown exception type</text:p>
      <text:p text:style-name="P12"/>
      <text:p text:style-name="P6">VI. Servlets Cookies Handling</text:p>
      <text:p text:style-name="P13">- <text:span text:style-name="T2">Cookies </text:span>are text files stored on the client computer and they are kept for various information tracking purpose.</text:p>
      <text:p text:style-name="P13">- <text:span text:style-name="T2">3 steps</text:span> involved involved in identifying returning users:</text:p>
      <text:p text:style-name="P13">1) Server script sends a set of cookies to the browser(ex: name, age or ID no)</text:p>
      <text:p text:style-name="P13">2) Browser stores this info on local machine for future use</text:p>
      <text:p text:style-name="P13">3) When t<text:span text:style-name="T3">h</text:span>e next time browser sends any request to web server then it sends those cookies information to the server and the server uses that information to identify the user</text:p>
      <text:p text:style-name="P13"/>
      <text:p text:style-name="P7">VII. Servlets Session Tracking</text:p>
      <text:p text:style-name="P14">- Web server does not keep any record of previous client request, but there are 3 ways to maintain session etween web client and web server:</text:p>
      <text:p text:style-name="P14">1) <text:span text:style-name="T2">Cookies</text:span> - <text:s/>a web server can assign a unique session ID as a cookie to each web client for subsequent requests from the client they can be recongined using the received cookie</text:p>
      <text:p text:style-name="P14">2) <text:span text:style-name="T2"><text:s/>Hidden Form Fields</text:span> – a web server can send a hidden HTML form field along a unique session ID</text:p>
      <text:p text:style-name="P14">3) <text:span text:style-name="T2">URL Rewriting – </text:span>you can append some extra data on the end of each URL that identifies the session and the server can associate that session identifier with data it has stored about that session</text:p>
      <text:p text:style-name="P7">4) <text:s/>HTTPSession Object – <text:span text:style-name="T1">HttpSession Interface which provides a way to identify a user across more than one page request or visit to a Website and to store information about that user. You can get the HttpSession object by calling the </text:span>getSession()</text:p>
      <text:p text:style-name="P14"/>
      <text:p text:style-name="P14"/>
      <text:p text:style-name="P19">VIII. Other Research</text:p>
      <text:p text:style-name="P19"/>
      <text:p text:style-name="P20">A. HTTP Servlet Methods</text:p>
      <text:p text:style-name="P17"/>
      <text:p text:style-name="P20">1) doDelete<text:span text:style-name="T1"> – performs HTTP DELETE operation</text:span></text:p>
      <text:p text:style-name="P20">2) doGet <text:span text:style-name="T1">- performs HTTP get operation</text:span></text:p>
      <text:p text:style-name="P20">3) doOptions – <text:span text:style-name="T1">performs HTTP OPTIONS operation. The default implementation of this method automatically determines what HTTP Options are supported.</text:span></text:p>
      <text:p text:style-name="P20">4) doPost – <text:span text:style-name="T1">performs HTTP POST operation</text:span></text:p>
      <text:p text:style-name="P20">5) doPut – <text:span text:style-name="T1">performs HTTP PUT operation</text:span></text:p>
      <text:p text:style-name="P20">6) doTrace –<text:span text:style-name="T1"> performs HTTP Trace operation. The default implementation of this method causes a response with a message containing all of the headers sent in the trace request</text:span></text:p>
      <text:p text:style-name="P21">7) getLastModified –<text:span text:style-name="T1"> gets the time the requested entity was last modified</text:span></text:p>
      <text:p text:style-name="P19"/>
      <text:p text:style-name="P19"><text:span text:style-name="T4">B</text:span>. Post / Redirect / Get (PRG)</text:p>
      <text:p text:style-name="P16">- a web development pattern that prevents duplicate form submissions, create a more intuitive interface for user agents. This happens when the user attempts to refresh the server response in certain user agents that can caus ethe contents of the original HTTP POST request to be resubmitted causing duplication.</text:p>
      <text:p text:style-name="P16">- to avoid the problem, instead of returning a web page directly, the POST operation returns a redirection command, the user's web browser can safely refresh the server response without causing the initial HTTP POST request to be submittted.</text:p>
      <text:p text:style-name="P16"/>
      <text:p text:style-name="P22"><text:soft-page-break/>C. JSTL</text:p>
      <text:p text:style-name="P18">- stands for <text:span text:style-name="T2">JavaServer Pages Standard Tag Library</text:span></text:p>
      <text:p text:style-name="P18">- collection of useful JSP tags which encapsulates core functionality common to many JSP applications.</text:p>
      <text:p text:style-name="P18"><text:s/>Ex syntax:</text:p>
      <text:p text:style-name="P23">&lt;c:out value="${'&lt;tag&gt; , &amp;'}"/&gt;<text:line-break/></text:p>
      <text:p text:style-name="P24"/>
      <text:p text:style-name="P22">D. Representational state transfer (REST)</text:p>
      <text:p text:style-name="P22">- <text:span text:style-name="T1">is an underlying architectural principle of the web<text:line-break/>- RESTful services are one way of providing interoperability between computer systems or the internet.</text:span></text:p>
      <text:p text:style-name="P22"><text:span text:style-name="T1">- In a REST web service, requests made to a resource's URI will elicit a response that may be in XML, HTML, JSON or some other defined format.</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1:13:47.307939700</meta:creation-date>
    <dc:date>2016-10-18T18:34:30.093446986</dc:date>
    <meta:editing-duration>PT4H26M3S</meta:editing-duration>
    <meta:editing-cycles>7</meta:editing-cycles>
    <meta:generator>LibreOffice/4.2.8.2$Linux_x86 LibreOffice_project/420m0$Build-2</meta:generator>
    <meta:document-statistic meta:table-count="0" meta:image-count="0" meta:object-count="0" meta:page-count="4" meta:paragraph-count="91" meta:word-count="1278" meta:character-count="7589" meta:non-whitespace-character-count="6387"/>
  </office:meta>
</office:document-meta>
</file>